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240.5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72.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72.4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Trait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1</text:p>
          </table:table-cell>
          <table:table-cell office:value-type="string" calcext:value-type="string">
            <text:p>plant phenological stage</text:p>
          </table:table-cell>
          <table:table-cell office:value-type="string" calcext:value-type="string">
            <text:p>'spatiotemporal region' (BFO:0000011)</text:p>
          </table:table-cell>
          <table:table-cell office:value-type="string" calcext:value-type="string">
            <text:p>A {spatiotemporal region} that encompasses some part of the life of a plant part, a {whole plant}, or a population of plants and is part of a {plant growth cycle}.</text:p>
          </table:table-cell>
          <table:table-cell table:number-columns-repeated="4"/>
          <table:table-cell office:value-type="string" calcext:value-type="string">
            <text:p>all plants?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2</text:p>
          </table:table-cell>
          <table:table-cell office:value-type="string" calcext:value-type="string">
            <text:p>initial growth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 calcext:value-type="string">
            <text:p>'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3</text:p>
          </table:table-cell>
          <table:table-cell office:value-type="string" calcext:value-type="string">
            <text:p>initial growth during first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its {initial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initial growth cycle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4</text:p>
          </table:table-cell>
          <table:table-cell office:value-type="string" calcext:value-type="string">
            <text:p>emergence during first growth cycle phenological stage</text:p>
          </table:table-cell>
          <table:table-cell office:value-type="string" calcext:value-type="string">
            <text:p>'initial growth during first growth cycle phenological stage'</text:p>
          </table:table-cell>
          <table:table-cell office:value-type="string" calcext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number-columns-repeated="4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5</text:p>
          </table:table-cell>
          <table:table-cell office:value-type="string" calcext:value-type="string">
            <text:p>initial growth during later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a {later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later growth cycle'</text:p>
            <text:p>)</text:p>
          </table:table-cell>
          <table:table-cell table:number-columns-repeated="3"/>
          <table:table-cell office:value-type="string" calcext:value-type="string">
            <text:p>all vascular plants with later growth cycle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6</text:p>
          </table:table-cell>
          <table:table-cell office:value-type="string" calcext:value-type="string">
            <text:p>emergence during later growth cycle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/>
          <table:table-cell office:value-type="string" calcext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 calcext:value-type="string">
            <text:p>herbaceous perennials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new green shoots sprouting from nodes on existing above-ground stems phenological stage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has new growth visible on an existing above-ground {shoot system} that did not originate from buds.</text:p>
          </table:table-cell>
          <table:table-cell/>
          <table:table-cell office:value-type="string" calcext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8</text:p>
          </table:table-cell>
          <table:table-cell office:value-type="string" calcext:value-type="string">
            <text:p>regreening of existing stems or vascular leaves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regreening.</text:p>
          </table:table-cell>
          <table:table-cell office:value-type="string" calcext:value-type="string">
            <text:p>'initial growth during later growth cycle phenological stage' THAT 'has participant' SOME (</text:p>
            <text:p>    'whole plant' THAT 'has part' SOME (</text:p>
            <text:p>        'shoot system' THAT 'participates in' SOME 'plant regreening process'</text:p>
            <text:p>    )</text:p>
            <text:p>)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bud burst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 calcext:value-type="string">
            <text:p>'initial growth during later growth cycle phenological stage' THAT 'has participant' SOME (</text:p>
            <text:p>    'woody plant' THAT 'has part' SOME (</text:p>
            <text:p>        'vegetative bud' THAT 'participates in' SOME 'bud burst stage'</text:p>
            <text:p>    )</text:p>
            <text:p>)</text:p>
          </table:table-cell>
          <table:table-cell office:value-type="string" calcext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 calcext:value-type="string">
            <text:p>(deciduous?) woody plants</text:p>
          </table:table-cell>
          <table:table-cell office:value-type="string" calcext:value-type="string">
            <text:p>% buds bursting, no. of buds bursting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vascular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has at least one {true leaf}.</text:p>
          </table:table-cell>
          <table:table-cell office:value-type="string" calcext:value-type="string">
            <text:p>'plant phenological stage' THAT 'has participant' SOME (</text:p>
            <text:p>    'whole plant' THAT 'has part' SOME 'true leaf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leaf expansion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leaves in expansion stage, % leaves in expansion stage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mature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of mature leaves, % mature leaves</text:p>
          </table:table-cell>
        </table:table-row>
        <table:table-row table:style-name="ro5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0013</text:p>
          </table:table-cell>
          <table:table-cell office:value-type="string" calcext:value-type="string">
            <text:p>senescent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senescent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annual vascular plants and vascular plants with later growth cycles</text:p>
          </table:table-cell>
          <table:table-cell office:value-type="string" calcext:value-type="string">
            <text:p>no. of senesced leaves, % senesced leaves</text:p>
          </table:table-cell>
        </table:table-row>
        <table:table-row table:style-name="ro4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0014</text:p>
          </table:table-cell>
          <table:table-cell office:value-type="string" calcext:value-type="string">
            <text:p>falling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deciduous vascular plants</text:p>
          </table:table-cell>
          <table:table-cell office:value-type="string" calcext:value-type="string">
            <text:p>no. of abscised leaves, % abscised le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8T00:49:36.507513962</dc:date>
    <dc:creator>Brian </dc:creator>
    <meta:editing-duration>PT29M54S</meta:editing-duration>
    <meta:editing-cycles>1</meta:editing-cycles>
    <meta:document-statistic meta:table-count="1" meta:cell-count="112" meta:object-count="0"/>
    <meta:generator>LibreOffice/5.1.4.2$Linux_X86_64 LibreOffice_project/10m0$Build-2</meta:generator>
  </office:meta>
</office:document-meta>
</file>